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ResponseDecoratorTests.writeWithGivenTransf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ResponseDecoratorTests.write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ResponseDecoratorTests.toDataBuff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ResponseDecoratorTests.write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eadResponseDecoratorTests.writeWithGiven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eadResponseDecorato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